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22e1" officeooo:paragraph-rsid="000f22e1"/>
    </style:style>
    <style:style style:name="P2" style:family="paragraph" style:parent-style-name="Standard">
      <style:text-properties officeooo:rsid="000ff62f" officeooo:paragraph-rsid="000ff62f"/>
    </style:style>
    <style:style style:name="P3" style:family="paragraph" style:parent-style-name="Standard">
      <style:text-properties officeooo:rsid="001054a9" officeooo:paragraph-rsid="001054a9"/>
    </style:style>
    <style:style style:name="P4" style:family="paragraph" style:parent-style-name="Standard">
      <style:text-properties officeooo:rsid="00113d07" officeooo:paragraph-rsid="00113d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a programming - </text:p>
      <text:p text:style-name="P1"/>
      <text:p text:style-name="P2">where we have a program that kind of writes itself. <text:s/>We’re writing the code for a program to write code. <text:s/>It can be extremely complicated and extremely frustrating. <text:s/>It’s another layer of abstraction on top of the abstraction that we’re already dealing with. <text:s/></text:p>
      <text:p text:style-name="P2"/>
      <text:p text:style-name="P2">We are going to be using most of these different tools in combination. <text:s/>The talk we won’t be combing the tools too much, because that’s our job, god damnit mother fucking piece of shit fucking fuck fuck fuck. <text:s/></text:p>
      <text:p text:style-name="P2"/>
      <text:p text:style-name="P2">Class of pet that initiailizes with a name, dog inherits form pet. It has a self method. <text:s/>Initializes with super and a secret. <text:s/>Lot of difffest instance methods, here. <text:s/>So, a complete class with method and variables. <text:s/></text:p>
      <text:p text:style-name="P2"/>
      <text:p text:style-name="P2">Class instance variable – a instance variable that a class can have. <text:s/>So, we’ve seen regular instance variables, which are variables that these classes can have. <text:s/>BUT any object in Ruby can have an instance variable. <text:s/></text:p>
      <text:p text:style-name="P2"/>
      <text:p text:style-name="P3">Class variable – can be inherited. <text:s/>An instance can’t have it. <text:s/>So, descendant classes can inherit these class variables. <text:s/></text:p>
      <text:p text:style-name="P3"/>
      <text:p text:style-name="P3"/>
      <text:p text:style-name="P4">Instance_variable_set</text:p>
      <text:p text:style-name="P4">Instance_variable_get </text:p>
      <text:p text:style-name="P4"/>
      <text:p text:style-name="P4">They allow you to get or set instance variables. <text:s/>Imagine if the variable is dynamic. <text:s/></text:p>
      <text:p text:style-name="P4"/>
      <text:p text:style-name="P4">Send actually gets around the private, protected stuff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01:14.201807923</meta:creation-date>
    <dc:date>2019-02-28T11:55:54.570658746</dc:date>
    <meta:editing-duration>PT4M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99" meta:character-count="1235" meta:non-whitespace-character-count="1016"/>
  </office:meta>
</office:document-meta>
</file>